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F000002562E9DAC7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1.646cm" svg:height="14.076cm" svg:x="4.923cm" svg:y="6.924cm">
          <draw:image xlink:href="Pictures/10000000000001CF000002562E9DAC7A.png" xlink:type="simple" xlink:show="embed" xlink:actuate="onLoad">
            <text:p/>
          </draw:image>
        </draw:frame>
        <draw:custom-shape draw:style-name="gr2" draw:text-style-name="P1" draw:layer="layout" svg:width="3.81cm" svg:height="1.27cm" svg:x="5.865cm" svg:y="18.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0.635cm" svg:x="11.43cm" svg:y="8.7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Paula Staudt</meta:initial-creator>
    <meta:creation-date>2007-09-05T15:01:41</meta:creation-date>
    <dc:creator>Paula Staudt</dc:creator>
    <dc:date>2007-09-05T15:04:25</dc:date>
    <dc:language>pt-BR</dc:language>
    <meta:editing-cycles>2</meta:editing-cycles>
    <meta:editing-duration>PT2M46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